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76.3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1.47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44.61mm"/>
    </style:style>
    <style:style style:name="co11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actConsequencesMo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5,C8,C9,C10,C11,C12,C15,C16,C17,C18,C22,C23,C24,C25,C31,C32,C33,C38,C39,C41,C43,C50,C51,C52,C53,C6,C47</text:p>
          </table:table-cell>
          <table:table-cell office:value-type="string" calcext:value-type="string">
            <text:p>C_06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9,C26,C34,C49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±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0,C21,C42,C45,C48</text:p>
          </table:table-cell>
          <table:table-cell office:value-type="string" calcext:value-type="string">
            <text:p>C_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7,C28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,C4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0,C4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7,C29,C30,C35,C36,C37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3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3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 le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D1,FID2,FID3</text:p>
          </table:table-cell>
          <table:table-cell office:value-type="string" calcext:value-type="string">
            <text:p>Fiducial_1mm_Dia_2.54mm_Outer_Copper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-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1B0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C2,IC6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7363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/2-OT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36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40-SOT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e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e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 i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 ou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D_Card_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_Card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ST_PH_S2B-PH-SM4-TB_02x2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Hirose_FH12-16S-1_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- secondary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Hirose_FH12-16S-1_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- mai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Vishay_IHLP-1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u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unt1,Mount2,Mount3,Mount4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_hol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PMOS_GSD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10,R11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k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2,R6,R21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20,R26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4,R7,R24,R25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8,R9,R16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R_Array_Concave_4x060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N2</text:p>
          </table:table-cell>
          <table:table-cell office:value-type="string" calcext:value-type="string">
            <text:p>R_Array_Concave_4x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N3,RN4</text:p>
          </table:table-cell>
          <table:table-cell office:value-type="string" calcext:value-type="string">
            <text:p>R_Array_Concave_4x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1,S2,S3,S4</text:p>
          </table:table-cell>
          <table:table-cell office:value-type="string" calcext:value-type="string">
            <text:p>Mouse_bites_0.5_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_bites_0.5_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 select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v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ALPS_EC11B_rotary_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fadein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fadeout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touch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mode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eleas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48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1053b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16-1EP_4x4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723-TQF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721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A953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8EPWR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288MHz</text:p>
          </table:table-cell>
          <table:table-cell/>
        </table:table-row>
      </table:table>
      <table:table table:name="Fab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C1,C5,C8,C9,C10,C11,C12,C15,C16,C17,C18,C22,C23,C24,C25,C31,C32,C33,C38,C39,C41,C43,C50,C51,C52,C53,C6,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,C14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9,C26,C34,C4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A106K006AT or </text:p>
            <text:p>T491A106M006A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,C21,C42,C45,C4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,C28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,C4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,C44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,C29,C30,C35,C36,C3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D5,D6,D7,D8,D9,D10,D11,D12,D13,D14,D15,D16,D17,D18,D19,D20,D21,D22,D23,D24,D25,D26,D27,D28,D29,D30,D31,D32,D33,D34,D35,D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,D37,D38,D39,D40,D41,D4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05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110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SOT-5X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D2E1B06</text:p>
          </table:table-cell>
        </table:table-row>
        <table:table-row table:style-name="ro1">
          <table:table-cell office:value-type="string" calcext:value-type="string">
            <text:p>IC2,IC6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33MDBV</text:p>
          </table:table-cell>
        </table:table-row>
        <table:table-row table:style-name="ro2">
          <table:table-cell office:value-type="string" calcext:value-type="string">
            <text:p>IC3</text:p>
          </table:table-cell>
          <table:table-cell office:value-type="string" calcext:value-type="string">
            <text:p>MCP73831/2-OT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MP73831-2ACI/OT or</text:p>
            <text:p>CMP73831T-2ACI/OT (tape and reel)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TPS73618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18MDBV</text:p>
          </table:table-cell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MCP1640-SOT</text:p>
          </table:table-cell>
          <table:table-cell office:value-type="string" calcext:value-type="string">
            <text:p>SOT-23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CP1640T-I/MC</text:p>
          </table:table-cell>
        </table:table-row>
        <table:table-row table:style-name="ro1">
          <table:table-cell office:value-type="string" calcext:value-type="string">
            <text:p>J2,J3,J11,J12,J13,J1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J320D_3.5mm_Jac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SD_Card_Receptac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SI</text:p>
          </table:table-cell>
          <table:table-cell office:value-type="string" calcext:value-type="string">
            <text:p>Connex SD, 9 way, push-pull, metal shield, PCB R/A SMT, UL94V-0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_PH_S2B-PH-SM4-TB_02x2.00mm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2B-PH-SM4-(xx-)TB</text:p>
          </table:table-cell>
        </table:table-row>
        <table:table-row table:style-name="ro1">
          <table:table-cell office:value-type="string" calcext:value-type="string">
            <text:p>J8,J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rose_FH12-16S-1_SH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 (HRS)</text:p>
          </table:table-cell>
          <table:table-cell office:value-type="string" calcext:value-type="string">
            <text:p>FH12-16S-1_SH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H1608-300Y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L_Vishay_IHLP-16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FLS1616AEER100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FDN340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,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,R1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R6,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,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,R7,R24,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,R9,R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3,RN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harge select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S-02TB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TQFP-44_10x10mm_Pitch0.8m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s1053b</text:p>
          </table:table-cell>
          <table:table-cell office:value-type="string" calcext:value-type="string">
            <text:p>LQFP-48_7x7mm_Pitch0.5m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V1053B-L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MAX9723-TQFN</text:p>
          </table:table-cell>
          <table:table-cell office:value-type="string" calcext:value-type="string">
            <text:p>QFN-16-1EP_4x4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723CETE or</text:p>
            <text:p>MAX9723DET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219CWG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CA9534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9534PWR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WS0108EPWR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6.000MHz-B2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2.288MHz-B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formula="of:=SUM([.D2:.D58])" office:value-type="float" office:value="346" calcext:value-type="float">
            <text:p>346</text:p>
          </table:table-cell>
          <table:table-cell table:formula="of:=SUM([.E2:.E57])" office:value-type="float" office:value="158" calcext:value-type="float">
            <text:p>15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tactConsequencesMono.A1:ContactConsequencesMono.F11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4.66mm" fo:margin-right="7.6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3:22:16.135853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3:22:27.208083060</dc:date>
    <meta:editing-duration>PT47M50S</meta:editing-duration>
    <meta:editing-cycles>16</meta:editing-cycles>
    <meta:generator>LibreOffice/5.3.5.2$Linux_X86_64 LibreOffice_project/50d9bf2b0a79cdb85a3814b592608037a682059d</meta:generator>
    <meta:document-statistic meta:table-count="2" meta:cell-count="928" meta:object-count="0"/>
  </office:meta>
</office:document-meta>
</file>